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fo:font-style="normal" fo:font-weight="normal" style:font-style-asian="normal" style:font-weight-asian="normal" style:font-style-complex="normal" style:font-weight-complex="normal"/>
    </style:style>
    <style:style style:name="P3" style:family="paragraph" style:parent-style-name="Standard">
      <style:text-properties officeooo:rsid="001e6e87" officeooo:paragraph-rsid="001e6e87"/>
    </style:style>
    <style:style style:name="P4" style:family="paragraph" style:parent-style-name="Standard" style:master-page-name="">
      <loext:graphic-properties draw:fill="none"/>
      <style:paragraph-properties fo:margin-left="2.701cm" fo:margin-right="0cm" fo:text-indent="0cm" style:auto-text-indent="false" style:page-number="auto" fo:background-color="transparent"/>
      <style:text-properties fo:font-style="italic" officeooo:rsid="001e6e87" officeooo:paragraph-rsid="001e6e87" style:font-style-asian="italic" style:font-style-complex="italic"/>
    </style:style>
    <style:style style:name="P5" style:family="paragraph" style:parent-style-name="Standard">
      <loext:graphic-properties draw:fill="none"/>
      <style:paragraph-properties fo:margin-left="2.701cm" fo:margin-right="0cm" fo:text-indent="0cm" style:auto-text-indent="false" fo:background-color="transparent"/>
      <style:text-properties fo:font-style="italic" officeooo:rsid="001e6e87" officeooo:paragraph-rsid="001e6e87" style:font-style-asian="italic" style:font-style-complex="italic"/>
    </style:style>
    <style:style style:name="P6" style:family="paragraph" style:parent-style-name="Standard" style:master-page-name="">
      <loext:graphic-properties draw:fill="none"/>
      <style:paragraph-properties fo:margin-left="2.701cm" fo:margin-right="0cm" fo:text-indent="0cm" style:auto-text-indent="false" style:page-number="auto" fo:background-color="transparent"/>
      <style:text-properties fo:font-style="italic" officeooo:rsid="001e6e87" officeooo:paragraph-rsid="001e6e87" style:font-style-asian="italic" style:font-style-complex="italic"/>
    </style:style>
    <style:style style:name="P7" style:family="paragraph" style:parent-style-name="Standard">
      <loext:graphic-properties draw:fill="none"/>
      <style:paragraph-properties fo:margin-left="0cm" fo:margin-right="0cm" fo:text-indent="0cm" style:auto-text-indent="false" fo:background-color="transparent"/>
      <style:text-properties fo:font-style="normal" officeooo:rsid="001e6e87" officeooo:paragraph-rsid="001e6e87" style:font-style-asian="normal" style:font-style-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ccelStepper</text:p>
      <text:p text:style-name="Standard"/>
      <text:p text:style-name="Standard">Este módulo gestiona cada pin que existe en la placa, por lo que se podrían crear tantas instancias como pines tenga la placa. </text:p>
      <text:p text:style-name="Standard"/>
      <text:p text:style-name="Standard">Las propiedades principales son:</text:p>
      <text:p text:style-name="Standard"><text:span text:style-name="T1">Board</text:span>: Instancia de placa a la que pertenece.</text:p>
      <text:p text:style-name="Standard"><text:span text:style-name="T1">Device</text:span>: número de dispositivo, de 0 a 9.</text:p>
      <text:p text:style-name="Standard"><text:span text:style-name="T1">MotorPin1_or_DriverStep</text:span>: Pin para motor 1 o pin driver directo.</text:p>
      <text:p text:style-name="Standard"><text:span text:style-name="T1">MotorPin2_or_DriverDirection</text:span>: Pin para motor 2 o pin dirección.</text:p>
      <text:p text:style-name="Standard"><text:span text:style-name="T1">MotorPin3</text:span>: Pin para motor 3.</text:p>
      <text:p text:style-name="Standard"><text:span text:style-name="T1">MotorPin4</text:span>: Pin para motor 4.</text:p>
      <text:p text:style-name="Standard"><text:span text:style-name="T1">MotorEnablePin</text:span>: Pin para activar o desactivar el motor.</text:p>
      <text:p text:style-name="Standard"><text:span text:style-name="T1">InvertMotorPin1, etc:</text:span> si un pin funciona en modo invertido.</text:p>
      <text:p text:style-name="Standard"><text:span text:style-name="T1">InterfaceType</text:span>: uno de ACCEL_INTERFACE_DRIVER, ACCEL_INTERFACE_2_WIRE, ACCEL_INTERFACE_3_WIRE, ACCEL_INTERFACE_4_WIRE.</text:p>
      <text:p text:style-name="Standard"><text:span text:style-name="T1">StepSize</text:span>: uno de WHOLE_STEP, HALF_STEP.</text:p>
      <text:p text:style-name="Standard"><text:span text:style-name="T1">Speed</text:span>: valor en coma flotante.</text:p>
      <text:p text:style-name="Standard"><text:span text:style-name="T1">Acceleration</text:span>: valor en coma flotante máximo 1000000.</text:p>
      <text:p text:style-name="Standard"><text:span text:style-name="T1">Steps</text:span>: pasos <text:s/>de motor a realizar.</text:p>
      <text:p text:style-name="Standard"/>
      <text:p text:style-name="Standard"><text:span text:style-name="T2">MotorPins</text:span> se comprueban sólo cuando se intenta activar la instancia correspondiente, mostrando un error si fuera el caso, también se comprueba si el pin está asignado a otra instancia <text:span text:style-name="T2">TPin</text:span> o pertenece a un módulo activo. La instancia se activa con la velocidad y aceleración previamente fijadas.</text:p>
      <text:p text:style-name="Standard"/>
      <text:p text:style-name="Standard">El evento <text:span text:style-name="T4">OnStepperPosition</text:span><text:span text:style-name="T5">, se activa con la petición </text:span><text:span text:style-name="T3">ReportPosition</text:span><text:span text:style-name="T5"> y el evento </text:span><text:span text:style-name="T4">OnStepperMoveCompleted</text:span><text:span text:style-name="T5"> cada vez que termina un movimiento.</text:span></text:p>
      <text:p text:style-name="P2"/>
      <text:p text:style-name="Standard"><text:span text:style-name="T5">Cuando se modifican las propiedades </text:span><text:span text:style-name="T3">Acceleration</text:span><text:span text:style-name="T5"> y </text:span><text:span text:style-name="T3">Speed</text:span><text:span text:style-name="T5"> en una instancia activada (Enabled = true) se envían dichos cambios al motor (no hace falta llamar a las funciones </text:span><text:span text:style-name="T3">setAcceleration</text:span><text:span text:style-name="T5"> <text:s/>ni </text:span><text:span text:style-name="T3">setSpeed</text:span><text:span text:style-name="T5">). </text:span></text:p>
      <text:p text:style-name="P2"/>
      <text:p text:style-name="Standard"><text:span text:style-name="T4">Stop</text:span><text:span text:style-name="T5">: está función detiene el motor con la aceleración programada (ver problemas con dicha función en ConfigurableFirmata más abajo).</text:span></text:p>
      <text:p text:style-name="Standard"><text:span text:style-name="T4">FastStop</text:span><text:span text:style-name="T5">: se ha implementado esta función para conseguir una para da del motor rápida, se implementa cambiando la aceleración a máxima, después llama a la función Stop y finalmente vuelve a seleccionar la aceleración normal.</text:span></text:p>
      <text:p text:style-name="Standard"><text:span text:style-name="T5"/></text:p>
      <text:p text:style-name="P3"><text:span text:style-name="T5">En AccelStepper de ConfigurableFirmata la función Stop está programada en el fichero AccelStepperFirmata.ccp de la siguiente manera:</text:span></text:p>
      <text:p text:style-name="P3"><text:span text:style-name="T5"/></text:p>
      <text:p text:style-name="P4"><text:span text:style-name="T6">else if (stepCommand == ACCELSTEPPER_STOP) {</text:span></text:p>
      <text:p text:style-name="P5"><text:span text:style-name="T6"><text:s text:c="8"/>if (stepper[deviceNum]) {</text:span></text:p>
      <text:p text:style-name="P5"><text:span text:style-name="T6"><text:s text:c="10"/>stepper[deviceNum]-&gt;stop();</text:span></text:p>
      <text:p text:style-name="P5"><text:span text:style-name="T6"><text:s text:c="10"/>isRunning[deviceNum] = false;</text:span></text:p>
      <text:p text:style-name="P5"><text:span text:style-name="T6"><text:s text:c="10"/>reportPosition(deviceNum, true);</text:span></text:p>
      <text:p text:style-name="P5"><text:span text:style-name="T6"><text:s text:c="8"/>}</text:span></text:p>
      <text:p text:style-name="P5"><text:span text:style-name="T6"><text:s text:c="6"/>}</text:span></text:p>
      <text:p text:style-name="P5"><text:span text:style-name="T6"/></text:p>
      <text:p text:style-name="P7"><text:span text:style-name="T6">La función realiza una parada instantánea pero cuando se vuelve a poner en marcha el motor lo hace con la última velocidad que tenía y aceleración máxima, se puede conseguir que la parada sea de </text:span><text:soft-page-break/><text:span text:style-name="T6">forma decelerada y además que la siguiente puesta en marcha respete la aceleración programada comentando las últimas dos sentencias del bloque:</text:span></text:p>
      <text:p text:style-name="P4"><text:span text:style-name="T6"/></text:p>
      <text:p text:style-name="P5"><text:span text:style-name="T6">else if (stepCommand == ACCELSTEPPER_STOP) {</text:span></text:p>
      <text:p text:style-name="P5"><text:span text:style-name="T6"><text:s text:c="8"/>if (stepper[deviceNum]) {</text:span></text:p>
      <text:p text:style-name="P5"><text:span text:style-name="T6"><text:s text:c="10"/>stepper[deviceNum]-&gt;stop();</text:span></text:p>
      <text:p text:style-name="P5"><text:span text:style-name="T6"><text:s text:c="10"/>// isRunning[deviceNum] = false;</text:span></text:p>
      <text:p text:style-name="P5"><text:span text:style-name="T6"><text:s text:c="10"/>// reportPosition(deviceNum, true);</text:span></text:p>
      <text:p text:style-name="P5"><text:span text:style-name="T6"><text:s text:c="8"/>}</text:span></text:p>
      <text:p text:style-name="P5"><text:span text:style-name="T6"><text:s text:c="6"/>}</text:span></text:p>
      <text:p text:style-name="P5"><text:span text:style-name="T6"/></text:p>
      <text:p text:style-name="P7"><text:span text:style-name="T6">Hasta que no esté resuelto este problema y además se decida como se debe implementar la función STOP, el componente TAccelStepper opera como si las dos líneas estuviesen comentadas en el código fuente, realiza una parada </text:span><text:span text:style-name="T3">suave</text:span><text:span text:style-name="T6">. Si se deseara una parada instantánea, en el TAccelStepper se ha implementado una función FastStop que lo que hace es configurar una aceleración muy grande (en realidad la máxima permitida) enviar después la orden STOP (con esta deceleración máxima) y luego vuelve a configurar la aceleración que se venía utilizan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8T16:41:54.758756013</meta:creation-date>
    <dc:date>2019-03-12T16:49:07.621111176</dc:date>
    <meta:editing-duration>PT42M51S</meta:editing-duration>
    <meta:editing-cycles>9</meta:editing-cycles>
    <meta:generator>LibreOffice/6.0.7.3$Linux_X86_64 LibreOffice_project/00m0$Build-3</meta:generator>
    <meta:document-statistic meta:table-count="0" meta:image-count="0" meta:object-count="0" meta:page-count="2" meta:paragraph-count="38" meta:word-count="465" meta:character-count="3262" meta:non-whitespace-character-count="2727"/>
  </office:meta>
</office:document-meta>
</file>